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2162e0" officeooo:paragraph-rsid="002162e0"/>
    </style:style>
    <style:style style:name="P3" style:family="paragraph" style:parent-style-name="Standard">
      <style:text-properties officeooo:rsid="002162e0" officeooo:paragraph-rsid="002162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Объект7" text:anchor-type="as-char" svg:y="-0.377cm" svg:width="0.041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2" draw:name="Объект12" text:anchor-type="as-char" svg:y="-0.873cm" svg:width="2.706cm" svg:height="1.595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Объект10" text:anchor-type="as-char" svg:y="-0.871cm" svg:width="2.244cm" svg:height="1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2"><draw:frame draw:style-name="fr2" draw:name="Объект11" text:anchor-type="as-char" svg:y="-0.713cm" svg:width="2.45cm" svg:height="1.13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2" draw:name="Объект13" text:anchor-type="as-char" svg:y="-0.621cm" svg:width="3.043cm" svg:height="1.0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2" draw:name="Объект14" text:anchor-type="as-char" svg:y="-0.526cm" svg:width="2.512cm" svg:height="0.61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draw:frame draw:style-name="fr2" draw:name="Объект15" text:anchor-type="as-char" svg:y="-0.721cm" svg:width="2.769cm" svg:height="1.10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text:soft-page-break/><draw:frame draw:style-name="fr2" draw:name="Объект16" text:anchor-type="as-char" svg:y="-0.873cm" svg:width="1.353cm" svg:height="1.59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<draw:frame draw:style-name="fr2" draw:name="Объект17" text:anchor-type="as-char" svg:y="-0.437cm" svg:width="3.323cm" svg:height="0.55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2" draw:name="Объект18" text:anchor-type="as-char" svg:y="-0.631cm" svg:width="4.59cm" svg:height="0.86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draw:frame draw:style-name="fr2" draw:name="Объект19" text:anchor-type="as-char" svg:y="-1.265cm" svg:width="5.512cm" svg:height="2.29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><draw:frame draw:style-name="fr2" draw:name="Объект20" text:anchor-type="as-char" svg:y="-0.621cm" svg:width="6.477cm" svg:height="1.02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<draw:frame draw:style-name="fr2" draw:name="Объект21" text:anchor-type="as-char" svg:y="-0.672cm" svg:width="2.596cm" svg:height="1.10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draw:frame draw:style-name="fr2" draw:name="Объект22" text:anchor-type="as-char" svg:y="-0.804cm" svg:width="2.963cm" svg:height="1.18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<draw:frame draw:style-name="fr2" draw:name="Объект23" text:anchor-type="as-char" svg:y="-0.386cm" svg:width="1.482cm" svg:height="0.75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<draw:frame draw:style-name="fr2" draw:name="Объект25" text:anchor-type="as-char" svg:y="-0.432cm" svg:width="1.924cm" svg:height="0.877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><draw:frame draw:style-name="fr1" draw:name="Объект24" text:anchor-type="as-char" svg:y="-0.566cm" svg:width="2.402cm" svg:height="0.801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><draw:frame draw:style-name="fr1" draw:name="Объект26" text:anchor-type="as-char" svg:y="-0.432cm" svg:width="3.341cm" svg:height="0.665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<draw:frame draw:style-name="fr1" draw:name="Объект27" text:anchor-type="as-char" svg:y="-0.529cm" svg:width="4.833cm" svg:height="0.762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2"><draw:frame draw:style-name="fr1" draw:name="Объект28" text:anchor-type="as-char" svg:y="-0.386cm" svg:width="1.328cm" svg:height="0.758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2"/>
      <text:p text:style-name="P2"><draw:frame draw:style-name="fr1" draw:name="Объект29" text:anchor-type="as-char" svg:y="-0.386cm" svg:width="1.328cm" svg:height="0.75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"/>
      <text:p text:style-name="P2"><draw:frame draw:style-name="fr1" draw:name="Объект30" text:anchor-type="as-char" svg:y="-0.566cm" svg:width="3.702cm" svg:height="0.72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/>
      <text:p text:style-name="P2"><draw:frame draw:style-name="fr1" draw:name="Объект31" text:anchor-type="as-char" svg:y="-0.437cm" svg:width="4.516cm" svg:height="0.6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2-02T19:43:22.801687128</dc:date>
    <meta:editing-duration>PT4H7M5S</meta:editing-duration>
    <meta:editing-cycles>23</meta:editing-cycles>
    <meta:generator>LibreOffice/7.6.4.1$Linux_X86_64 LibreOffice_project/60$Build-1</meta:generator>
    <meta:document-statistic meta:table-count="0" meta:image-count="0" meta:object-count="31" meta:page-count="2" meta:paragraph-count="3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1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|</mo>
        <mrow>
          <mtable>
            <mtr>
              <mtd>
                <mrow>
                  <mn>52</mn>
                  <mo stretchy="false">−</mo>
                  <mn>2</mn>
                </mrow>
              </mtd>
            </mtr>
            <mtr>
              <mtd>
                <mrow>
                  <mn>23</mn>
                  <mo stretchy="false">−</mo>
                  <mn>4</mn>
                </mrow>
              </mtd>
            </mtr>
            <mtr>
              <mtd>
                <mrow>
                  <mo stretchy="false">−</mo>
                  <mn>110</mn>
                </mrow>
              </mtd>
            </mtr>
          </mtable>
        </mrow>
        <mo fence="true" form="postfix" stretchy="true">|</mo>
      </mrow>
    </mrow>
    <annotation encoding="StarMath 5.0">A^{-1} = left lline stack{52-2 # 23-4 # -110}  right rline </annotation>
  </semantics>
</math>
</file>

<file path=Object 11/content.xml><?xml version="1.0" encoding="utf-8"?>
<math xmlns="http://www.w3.org/1998/Math/MathML" display="block">
  <semantics>
    <mrow>
      <msubsup>
        <mo stretchy="false">∑</mo>
        <mrow>
          <mi>t</mi>
          <mo stretchy="false">=</mo>
          <mn>3</mn>
        </mrow>
        <mn>7</mn>
      </msubsup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t</mi>
            <mo stretchy="false">−</mo>
            <mn>1</mn>
          </mrow>
        </msup>
        <mrow>
          <mrow>
            <mo fence="true" form="prefix" stretchy="false">(</mo>
            <mrow>
              <mrow>
                <mn>2</mn>
                <mrow>
                  <mi>t</mi>
                  <mo stretchy="false">−</mo>
                  <mn>1</mn>
                </mrow>
              </mrow>
            </mrow>
            <mo fence="true" form="postfix" stretchy="false">)</mo>
          </mrow>
          <mo stretchy="false">!</mo>
        </mrow>
      </mfrac>
    </mrow>
    <annotation encoding="StarMath 5.0">  sum^{7}_{t=3} {{ (-1)^{t-1} } over {fact{(2t-1)} }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+</mo>
                  <mi>z</mi>
                </mrow>
              </mrow>
            </mtd>
          </mtr>
        </mtable>
      </mrow>
      <mo fence="true" form="postfix" stretchy="true">}</mo>
    </mrow>
    <annotation encoding="StarMath 5.0"> left lbrace stack{x+y+z=0 # 2x+3y+z=1 # x+2y+z}  right rbrace </annotation>
  </semantics>
</math>
</file>

<file path=Object 13/content.xml><?xml version="1.0" encoding="utf-8"?>
<math xmlns="http://www.w3.org/1998/Math/MathML" display="block">
  <semantics>
    <mrow>
      <mo stretchy="false">∭</mo>
      <mfrac>
        <mi mathvariant="italic">dxdydz</mi>
        <msup>
          <mrow>
            <mo fence="true" form="prefix" stretchy="false">(</mo>
            <mrow>
              <mrow>
                <mi>x</mi>
                <mo stretchy="false">+</mo>
                <mi>y</mi>
                <mo stretchy="false">+</mo>
                <mi>z</mi>
                <mo stretchy="false">+</mo>
                <mn>1</mn>
              </mrow>
            </mrow>
            <mo fence="true" form="postfix" stretchy="false">)</mo>
          </mrow>
          <mn>3</mn>
        </msup>
      </mfrac>
    </mrow>
    <annotation encoding="StarMath 5.0">iiint {{dxdydz} over { (x+y+z+1)^{3} } } </annotation>
  </semantics>
</math>
</file>

<file path=Object 14/content.xml><?xml version="1.0" encoding="utf-8"?>
<math xmlns="http://www.w3.org/1998/Math/MathML" display="block">
  <semantics>
    <mrow>
      <mroot>
        <mrow>
          <mn>1</mn>
          <mo stretchy="false">+</mo>
          <msqrt>
            <mrow>
              <mn>1</mn>
              <mo stretchy="false">−</mo>
              <msup>
                <mi>x</mi>
                <mn>2</mn>
              </msup>
            </mrow>
          </msqrt>
        </mrow>
        <mn>5</mn>
      </mroot>
      <mo stretchy="false">≥</mo>
      <mn>2</mn>
    </mrow>
    <annotation encoding="StarMath 5.0">{nroot{5}{1+ sqrt{1- x^{2} }}}&gt;= {2}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row>
          <msup>
            <mi>b</mi>
            <mn>2</mn>
          </msup>
          <mo stretchy="false">±</mo>
          <msqrt>
            <mrow>
              <msup>
                <mi>b</mi>
                <mn>2</mn>
              </msup>
              <mo stretchy="false">−</mo>
              <mi mathvariant="italic">ac</mi>
            </mrow>
          </msqrt>
        </mrow>
        <mrow>
          <mn>2</mn>
          <mi>a</mi>
        </mrow>
      </mfrac>
    </mrow>
    <annotation encoding="StarMath 5.0">x = { {b^{2}} +- { sqrt{ b^{2} -ac} }} over {2a}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n>7</mn>
                <mn>1</mn>
                <mn>2</mn>
              </mrow>
            </mtd>
          </mtr>
          <mtr>
            <mtd>
              <mrow>
                <mn>3</mn>
                <mn>6</mn>
                <mn>9</mn>
                <mn>8</mn>
              </mrow>
            </mtd>
          </mtr>
          <mtr>
            <mtd>
              <mrow>
                <mn>1</mn>
                <mn>6</mn>
                <mn>4</mn>
                <mn>6</mn>
              </mrow>
            </mtd>
          </mtr>
        </mtable>
      </mrow>
      <mo fence="true" form="postfix" stretchy="true">)</mo>
    </mrow>
    <annotation encoding="StarMath 5.0"> left ( stack{3 7 1 2 # 3 6 9 8 # 1 6 4 6}  right ) 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 mathvariant="italic">uv</mi>
            </mrow>
            <mo fence="true" form="postfix" stretchy="false">)</mo>
          </mrow>
          <mn>2</mn>
        </msup>
        <mo stretchy="false">=</mo>
        <mi>u</mi>
      </mrow>
      <mrow>
        <mrow>
          <mi>'</mi>
          <mo stretchy="false">∗</mo>
          <mi>v</mi>
        </mrow>
        <mo stretchy="false">=</mo>
        <mi>v</mi>
      </mrow>
      <mrow>
        <mi>'</mi>
        <mo stretchy="false">∗</mo>
        <mi>u</mi>
      </mrow>
    </mrow>
    <annotation encoding="StarMath 5.0"> (uv)^{2} = u'*v=v'*u</annotation>
  </semantics>
</math>
</file>

<file path=Object 18/content.xml><?xml version="1.0" encoding="utf-8"?>
<math xmlns="http://www.w3.org/1998/Math/MathML" display="block">
  <semantics>
    <mrow>
      <msubsup>
        <mo stretchy="false">∏</mo>
        <mrow>
          <mi>y</mi>
          <mo stretchy="false">=</mo>
          <mn>3</mn>
        </mrow>
        <mn>5</mn>
      </msubsup>
      <msqrt>
        <mrow>
          <mi>y</mi>
          <mo stretchy="false">−</mo>
          <mn>1</mn>
          <mo stretchy="false">+</mo>
          <mrow>
            <msubsup>
              <mo stretchy="false">∑</mo>
              <mrow>
                <mi>x</mi>
                <mo stretchy="false">=</mo>
                <mn>3</mn>
              </mrow>
              <mn>8</mn>
            </msub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row>
      </msqrt>
    </mrow>
    <annotation encoding="StarMath 5.0"> prod^{5}_{y=3} sqrt{y-1+ sum^{8}_{x=3} (x+1)} 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row>
                    <mn>5</mn>
                    <mo stretchy="false">−</mo>
                    <mn>2</mn>
                  </mrow>
                  <mi>x</mi>
                  <mrow>
                    <mrow>
                      <mi>,</mi>
                      <mo stretchy="false">−</mo>
                      <mi mathvariant="normal">∞</mi>
                    </mrow>
                    <mo stretchy="false">&lt;</mo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sin</mi>
                  <mn>2</mn>
                  <mrow>
                    <mi>x</mi>
                    <mo stretchy="false">−</mo>
                    <mi>cos</mi>
                  </mrow>
                  <mn>2</mn>
                  <mi>x</mi>
                  <mrow>
                    <mn>,0</mn>
                    <mo stretchy="false">≤</mo>
                    <mi>x</mi>
                    <mo stretchy="false">≤</mo>
                    <mfrac bevelled="true">
                      <mi>π</mi>
                      <mn>2</mn>
                    </mfrac>
                  </mrow>
                </mrow>
              </mtd>
            </mtr>
            <mtr>
              <mtd>
                <mrow>
                  <mrow>
                    <mi>x</mi>
                    <mo stretchy="false">−</mo>
                    <mn>1</mn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i>,</mi>
                  <mrow>
                    <mfrac bevelled="true">
                      <mi>π</mi>
                      <mn>2</mn>
                    </mfrac>
                    <mo stretchy="false">≤</mo>
                    <mi>x</mi>
                    <mo stretchy="false">≤</mo>
                    <mrow>
                      <mo stretchy="false">+</mo>
                      <mi mathvariant="normal">∞</mi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y= left lbrace stack{5-2x,- %infinite &lt;x&gt;0 # sin2x-cos2x,0&lt;=x&lt;= {%pi} wideslash {2}   # x-1+ (x-2)^{2}, {%pi} wideslash {2} &lt;=x&lt;=+%infinite}  right rbrace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20/content.xml><?xml version="1.0" encoding="utf-8"?>
<math xmlns="http://www.w3.org/1998/Math/MathML" display="block">
  <semantics>
    <mrow>
      <mrow>
        <msqrt>
          <mrow>
            <mn>4</mn>
            <mrow>
              <msup>
                <mi>x</mi>
                <mn>4</mn>
              </msup>
              <mo stretchy="false">−</mo>
              <mn>20</mn>
            </mrow>
            <mrow>
              <mi>x</mi>
              <mo stretchy="false">+</mo>
              <mn>25</mn>
            </mrow>
          </mrow>
        </msqrt>
        <mo stretchy="false">+</mo>
        <mrow>
          <mo fence="true" form="prefix" stretchy="true">|</mo>
          <mrow>
            <mrow>
              <msqrt>
                <mi>y</mi>
              </msqrt>
              <mo stretchy="false">−</mo>
              <mi>x</mi>
            </mrow>
          </mrow>
          <mo fence="true" form="postfix" stretchy="true">|</mo>
        </mrow>
      </mrow>
      <mo stretchy="false">=</mo>
      <mrow>
        <mn>6</mn>
        <mo stretchy="false">−</mo>
        <mfrac>
          <mn>9</mn>
          <mrow>
            <mo fence="true" form="prefix" stretchy="false">|</mo>
            <mrow>
              <mrow>
                <mrow>
                  <mn>5</mn>
                  <mo stretchy="false">=</mo>
                  <mn>2</mn>
                </mrow>
                <mi>x</mi>
              </mrow>
            </mrow>
            <mo fence="true" form="postfix" stretchy="false">|</mo>
          </mrow>
        </mfrac>
      </mrow>
    </mrow>
    <annotation encoding="StarMath 5.0">sqrt{4x^{4}-20x+25}+ abs{ sqrt{y}-x } = 6 - {9} over { lline 5=2x rline }    </annotation>
  </semantics>
</math>
</file>

<file path=Object 21/content.xml><?xml version="1.0" encoding="utf-8"?>
<math xmlns="http://www.w3.org/1998/Math/MathML" display="block">
  <semantics>
    <mrow>
      <mrow>
        <mo fence="true" form="prefix" stretchy="true">(</mo>
        <mrow>
          <mfrac>
            <mi>g</mi>
            <mi>r</mi>
          </mfrac>
        </mrow>
        <mo fence="true" form="postfix" stretchy="true">)</mo>
      </mrow>
      <mo stretchy="false">=</mo>
      <mfrac>
        <mrow>
          <mi>g</mi>
          <mo stretchy="false">!</mo>
        </mrow>
        <mrow>
          <mrow>
            <mrow>
              <mi>r</mi>
              <mo stretchy="false">!</mo>
            </mrow>
            <mrow>
              <mo fence="true" form="prefix" stretchy="false">(</mo>
              <mrow>
                <mrow>
                  <mi>g</mi>
                  <mo stretchy="false">−</mo>
                  <mi>r</mi>
                </mrow>
              </mrow>
              <mo fence="true" form="postfix" stretchy="false">)</mo>
            </mrow>
          </mrow>
          <mo stretchy="false">!</mo>
        </mrow>
      </mfrac>
    </mrow>
    <annotation encoding="StarMath 5.0">left ( {g} over {r}  right ) = { fact{g} } over {  fact{fact{r} (g-r)}  } </annotation>
  </semantics>
</math>
</file>

<file path=Object 22/content.xml><?xml version="1.0" encoding="utf-8"?>
<math xmlns="http://www.w3.org/1998/Math/MathML" display="block">
  <semantics>
    <msqrt>
      <mrow>
        <mfrac>
          <mn>1</mn>
          <mrow>
            <mi>z</mi>
            <mo stretchy="false">+</mo>
            <mn>1</mn>
          </mrow>
        </mfrac>
        <mo stretchy="false">+</mo>
        <msqrt>
          <mrow>
            <mfrac>
              <mn>1</mn>
              <mrow>
                <mi>z</mi>
                <mo stretchy="false">−</mo>
                <mn>2</mn>
              </mrow>
            </mfrac>
            <msqrt>
              <mi>z</mi>
            </msqrt>
          </mrow>
        </msqrt>
      </mrow>
    </msqrt>
    <annotation encoding="StarMath 5.0">sqrt{ {1} over {z+1} + sqrt{ {1} over {z-2} sqrt{z} } } 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i>h</mi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h-&gt;0}   h(x) </annotation>
  </semantics>
</math>
</file>

<file path=Object 24/content.xml><?xml version="1.0" encoding="utf-8"?>
<math xmlns="http://www.w3.org/1998/Math/MathML" display="block">
  <semantics>
    <mrow>
      <msubsup>
        <mo stretchy="false">∑</mo>
        <mrow>
          <mi>i</mi>
          <mo stretchy="false">=</mo>
          <mn>1</mn>
        </mrow>
        <mi>m</mi>
      </msubsup>
      <mrow>
        <msubsup>
          <mo stretchy="false">∑</mo>
          <mrow>
            <mi>s</mi>
            <mo stretchy="false">=</mo>
            <mn>1</mn>
          </mrow>
          <mi>n</mi>
        </msubsup>
        <msub>
          <mi>a</mi>
          <mi mathvariant="italic">fs</mi>
        </msub>
      </mrow>
    </mrow>
    <annotation encoding="StarMath 5.0">  sum^{m}_{i=1}  sum^{n}_{s=1} a_{fs}  </annotation>
  </semantics>
</math>
</file>

<file path=Object 25/content.xml><?xml version="1.0" encoding="utf-8"?>
<math xmlns="http://www.w3.org/1998/Math/MathML" display="block">
  <semantics>
    <mrow>
      <msub>
        <mo stretchy="false">∑</mo>
        <mtable>
          <mtr>
            <mtd>
              <mrow>
                <mn>1</mn>
                <mo stretchy="false">≤</mo>
                <mi>x</mi>
                <mo stretchy="false">≤</mo>
                <mi>m</mi>
              </mrow>
            </mtd>
          </mtr>
          <mtr>
            <mtd>
              <mrow>
                <mn>1</mn>
                <mo stretchy="false">≤</mo>
                <mi>y</mi>
                <mo stretchy="false">≤</mo>
                <mi>n</mi>
              </mrow>
            </mtd>
          </mtr>
        </mtable>
      </msub>
      <msub>
        <mi>a</mi>
        <mi mathvariant="italic">xy</mi>
      </msub>
    </mrow>
    <annotation encoding="StarMath 5.0">sum_{ binom{1&lt;=x&lt;=m}{1&lt;=y&lt;=n} } a_{xy}</annotation>
  </semantics>
</math>
</file>

<file path=Object 26/content.xml><?xml version="1.0" encoding="utf-8"?>
<math xmlns="http://www.w3.org/1998/Math/MathML" display="block">
  <semantics>
    <mrow>
      <mrow>
        <msub>
          <mo stretchy="false">∑</mo>
          <mi>i</mi>
        </msub>
        <mrow>
          <msub>
            <mo stretchy="false">∑</mo>
            <mi>j</mi>
          </msub>
          <mrow>
            <msub>
              <mo stretchy="false">∑</mo>
              <mi>k</mi>
            </msub>
            <msub>
              <mi>a</mi>
              <mi mathvariant="italic">ij</mi>
            </msub>
          </mrow>
        </mrow>
      </mrow>
      <msub>
        <mi>b</mi>
        <mi mathvariant="italic">jk</mi>
      </msub>
      <msub>
        <mi>c</mi>
        <mi mathvariant="italic">ki</mi>
      </msub>
    </mrow>
    <annotation encoding="StarMath 5.0">sum_{i} sum_{j} sum_{k} a_{ij} b_{jk} c_{ki}</annotation>
  </semantics>
</math>
</file>

<file path=Object 27/content.xml><?xml version="1.0" encoding="utf-8"?>
<math xmlns="http://www.w3.org/1998/Math/MathML" display="block">
  <semantics>
    <mrow>
      <mi mathvariant="normal">Φ</mi>
      <mrow>
        <mrow>
          <mo fence="true" form="prefix" stretchy="false">(</mo>
          <mrow>
            <mrow>
              <mi>α</mi>
              <mi>,</mi>
              <mi>β</mi>
            </mrow>
          </mrow>
          <mo fence="true" form="postfix" stretchy="false">)</mo>
        </mrow>
        <mo stretchy="false">=</mo>
        <mrow>
          <msubsup>
            <mo stretchy="false">∫</mo>
            <mn>0</mn>
            <mi>α</mi>
          </msubsup>
          <mrow>
            <msubsup>
              <mo stretchy="false">∫</mo>
              <mn>0</mn>
              <mi>β</mi>
            </msubsup>
            <msup>
              <mi mathvariant="normal">e</mi>
              <mrow>
                <mo stretchy="false">−</mo>
                <mrow>
                  <mo fence="true" form="prefix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fence="true" form="postfix" stretchy="false">)</mo>
                </mrow>
              </mrow>
            </msup>
          </mrow>
        </mrow>
      </mrow>
      <mi mathvariant="italic">dxdy</mi>
    </mrow>
    <annotation encoding="StarMath 5.0">%PHI ( %ialpha, %ibeta ) = int^{%ialpha}_{0} int^{%ibeta}_{0} func e^{-(x^{2}+y^{2})}dxdy   </annotation>
  </semantics>
</math>
</file>

<file path=Object 28/content.xml><?xml version="1.0" encoding="utf-8"?>
<math xmlns="http://www.w3.org/1998/Math/MathML" display="block">
  <semantics>
    <mrow>
      <munder>
        <mi mathvariant="italic">limh</mi>
        <mrow>
          <mi>n</mi>
          <mo stretchy="false">→</mo>
          <mn>0</mn>
        </mrow>
      </munder>
      <mrow>
        <mo fence="true" form="prefix" stretchy="false">(</mo>
        <mrow>
          <mi>n</mi>
        </mrow>
        <mo fence="true" form="postfix" stretchy="false">)</mo>
      </mrow>
    </mrow>
    <annotation encoding="StarMath 5.0">limh csub {n-&gt;0} (n)</annotation>
  </semantics>
</math>
</file>

<file path=Object 29/content.xml><?xml version="1.0" encoding="utf-8"?>
<math xmlns="http://www.w3.org/1998/Math/MathML" display="block">
  <semantics>
    <mrow>
      <munder>
        <mi mathvariant="italic">limh</mi>
        <mrow>
          <mi>a</mi>
          <mo stretchy="false">→</mo>
          <mn>0</mn>
        </mrow>
      </munder>
      <mrow>
        <mo fence="true" form="prefix" stretchy="false">(</mo>
        <mrow>
          <mi>n</mi>
        </mrow>
        <mo fence="true" form="postfix" stretchy="false">)</mo>
      </mrow>
    </mrow>
    <annotation encoding="StarMath 5.0">limh csub{a-&gt;0} (n)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30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over>
        <mo stretchy="false">→</mo>
        <mi mathvariant="italic">равномерно</mi>
      </mover>
      <mi>f</mi>
      <mi mathvariant="normal">:</mi>
      <mi>X</mi>
      <mover>
        <mo stretchy="false">→</mo>
        <mi mathvariant="italic">на</mi>
      </mover>
      <mi>Y</mi>
    </mrow>
    <annotation encoding="StarMath 5.0">f_{n}(x)  -&gt; csup{равномерно} f: X -&gt; csup{на} Y</annotation>
  </semantics>
</math>
</file>

<file path=Object 31/content.xml><?xml version="1.0" encoding="utf-8"?>
<math xmlns="http://www.w3.org/1998/Math/MathML" display="block">
  <semantics>
    <mrow>
      <msubsup>
        <mi mathvariant="italic">hv</mi>
        <mrow>
          <mi>m</mi>
          <mi>,</mi>
          <mi>n</mi>
        </mrow>
        <mi mathvariant="italic">ij</mi>
      </msubsup>
      <mo stretchy="false">=</mo>
      <mrow>
        <mrow>
          <msub>
            <mo stretchy="false">∑</mo>
            <mi>i</mi>
          </msub>
          <mrow>
            <msub>
              <mo stretchy="false">∑</mo>
              <mi>j</mi>
            </msub>
            <msub>
              <mi>x</mi>
              <mi mathvariant="italic">ij</mi>
            </msub>
          </mrow>
        </mrow>
        <mo stretchy="false">∗</mo>
        <msub>
          <mi>x</mi>
          <mrow>
            <mi>i</mi>
            <mo stretchy="false">→</mo>
            <mi>m</mi>
            <mi>,</mi>
            <mi>j</mi>
            <mo stretchy="false">←</mo>
            <mi>n</mi>
          </mrow>
        </msub>
      </mrow>
    </mrow>
    <annotation encoding="StarMath 5.0">hv^{ij}_{m,n} = sum_{i} sum_{j} x_{ij} * x_{i-&gt;m,j&lt;-n}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